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fill-color="#bf0041" fo:min-height="8.88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bf0041"/>
      <style:paragraph-properties style:writing-mode="lr-tb"/>
      <style:text-properties fo:font-size="25pt" style:font-size-asian="25pt" style:font-size-complex="25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text-underline-style="solid" style:text-underline-width="auto" style:text-underline-color="font-color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lanetWatchers assignment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The task: to build an app that can:</text:p>
            <text:p text:style-name="P2"><text:s/></text:p>
            <text:p text:style-name="P2">* retrieve 2 Random sentinel-2 images with ccmax of 30%</text:p>
            <text:p text:style-name="P2"><text:s/></text:p>
            <text:p text:style-name="P2">* change their brightness level ny 10%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happening:BE wise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 queried sentinelhub </text:span></text:p>
              </text:list-item>
              <text:list-item>
                <text:p><text:span text:style-name="T1">https://apps.sentinel-hub.com/sentinel-playground/?</text:span><text:span text:style-name="T2">source</text:span><text:span text:style-name="T1">=S2L2A&amp;</text:span><text:span text:style-name="T2">lat</text:span><text:span text:style-name="T1">=31.496603776074124&amp;</text:span><text:span text:style-name="T2">lng</text:span><text:span text:style-name="T1">=35.08689880371094&amp;zoom=10&amp;preset=1_TRUE_COLOR&amp;layers=B01,B02,B03&amp;</text:span><text:span text:style-name="T2">maxcc</text:span><text:span text:style-name="T1">=26&amp;</text:span><text:span text:style-name="T2">gain</text:span><text:span text:style-name="T1">=0.2&amp;</text:span><text:span text:style-name="T2">gamma</text:span><text:span text:style-name="T1">=0.6&amp;time=2022-07-01%7C2023-01-14&amp;atmFilter=&amp;showDates=false</text:span></text:p>
              </text:list-item>
              <text:list-item>
                <text:p><text:span text:style-name="T1">Extracted the query params</text:span></text:p>
              </text:list-item>
              <text:list-item>
                <text:p><text:span text:style-name="T1">Randomized params according to </text:span><text:span text:style-name="T3">cretaing</text:span><text:span text:style-name="T1"> </text:span><text:span text:style-name="T3">limitations</text:span><text:span text:style-name="T1">: </text:span></text:p>
              </text:list-item>
              <text:list-item>
                <text:p><text:span text:style-name="T1">Lat and Lng – according to the poligon surrounding israel</text:span></text:p>
              </text:list-item>
              <text:list-item>
                <text:p><text:span text:style-name="T1">Maxcc – no more than 30%</text:span></text:p>
              </text:list-item>
              <text:list-item>
                <text:p><text:span text:style-name="T1">Save the most current state</text:span></text:p>
              </text:list-item>
              <text:list-item>
                <text:p><text:span text:style-name="T1">In order to increase brightness on demand to the same imag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What’s happening:FE wis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mages data from the backend was handled by a singleton service </text:p>
              </text:list-item>
              <text:list-item>
                <text:p>The data is shown to screen using “dumb components”</text:p>
              </text:list-item>
              <text:list-item>
                <text:p>Components shared data / changes with event emit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ainer wis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dded dockerfile + docker-compose for easy use and later deploymen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at i could do way bet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odeling the data</text:p>
              </text:list-item>
              <text:list-item>
                <text:p>Use a DB for persistance and easier update of parameters </text:p>
              </text:list-item>
              <text:list-item>
                <text:p>Find a way do download the images + cache the images</text:p>
              </text:list-item>
              <text:list-item>
                <text:p>Scripting for different env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7:11:25.922880866</meta:creation-date>
    <dc:date>2023-01-18T20:58:02.765842444</dc:date>
    <meta:editing-duration>PT26M23S</meta:editing-duration>
    <meta:editing-cycles>5</meta:editing-cycles>
    <meta:generator>LibreOffice/6.4.7.2$Linux_X86_64 LibreOffice_project/40$Build-2</meta:generator>
    <meta:document-statistic meta:object-count="41"/>
  </office:meta>
</office:document-meta>
</file>